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3.7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3.7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76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9cm" svg:height="3.963cm" svg:x="0.981cm" svg:y="1.037cm">
          <draw:text-box>
            <text:p>Game</text:p>
            <text:list text:style-name="L1">
              <text:list-item>
                <text:p>Id</text:p>
              </text:list-item>
              <text:list-item>
                <text:p>Name</text:p>
              </text:list-item>
              <text:list-item>
                <text:p>Description</text:p>
              </text:list-item>
            </text:list>
          </draw:text-box>
        </draw:frame>
        <draw:frame draw:style-name="gr2" draw:text-style-name="P1" draw:layer="layout" svg:width="6.5cm" svg:height="6cm" svg:x="5.712cm" svg:y="1.019cm">
          <draw:text-box>
            <text:p>Level</text:p>
            <text:list text:style-name="L1">
              <text:list-item>
                <text:p>Id</text:p>
              </text:list-item>
              <text:list-item>
                <text:p text:style-name="P2">GameId</text:p>
              </text:list-item>
              <text:list-item>
                <text:p>Name</text:p>
              </text:list-item>
              <text:list-item>
                <text:p>Description</text:p>
              </text:list-item>
            </text:list>
          </draw:text-box>
        </draw:frame>
        <draw:frame draw:style-name="gr3" draw:text-style-name="P1" draw:layer="layout" svg:width="4.269cm" svg:height="6.65cm" svg:x="11.231cm" svg:y="1cm">
          <draw:text-box>
            <text:p>Play</text:p>
            <text:list text:style-name="L1">
              <text:list-item>
                <text:p>Id</text:p>
              </text:list-item>
              <text:list-item>
                <text:p>LevelId</text:p>
              </text:list-item>
              <text:list-item>
                <text:p>DificultyId</text:p>
              </text:list-item>
              <text:list-item>
                <text:p text:style-name="P2">StrategyId</text:p>
              </text:list-item>
              <text:list-item>
                <text:p>Start</text:p>
              </text:list-item>
              <text:list-item>
                <text:p>End</text:p>
              </text:list-item>
              <text:list-item>
                <text:p>Time</text:p>
              </text:list-item>
              <text:list-item>
                <text:p>Description</text:p>
              </text:list-item>
            </text:list>
          </draw:text-box>
        </draw:frame>
        <draw:frame draw:style-name="gr4" draw:text-style-name="P1" draw:layer="layout" svg:width="4.269cm" svg:height="3.095cm" svg:x="15.731cm" svg:y="1cm">
          <draw:text-box>
            <text:p>Strategy</text:p>
            <text:list text:style-name="L1">
              <text:list-item>
                <text:p>Id</text:p>
              </text:list-item>
              <text:list-item>
                <text:p>Name</text:p>
              </text:list-item>
              <text:list-item>
                <text:p>Description</text:p>
              </text:list-item>
            </text:list>
          </draw:text-box>
        </draw:frame>
        <draw:frame draw:style-name="gr4" draw:text-style-name="P1" draw:layer="layout" svg:width="4.269cm" svg:height="3.095cm" svg:x="1.231cm" svg:y="6.25cm">
          <draw:text-box>
            <text:p>Difficulty</text:p>
            <text:list text:style-name="L1">
              <text:list-item>
                <text:p>Id</text:p>
              </text:list-item>
              <text:list-item>
                <text:p>Name</text:p>
              </text:list-item>
              <text:list-item>
                <text:p>Description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4T07:11:55.331000000</meta:creation-date>
    <dc:date>2021-08-15T17:41:59.902000000</dc:date>
    <meta:editing-duration>PT49M30S</meta:editing-duration>
    <meta:editing-cycles>23</meta:editing-cycles>
    <meta:generator>LibreOffice/7.1.5.2$Windows_X86_64 LibreOffice_project/85f04e9f809797b8199d13c421bd8a2b025d52b5</meta:generator>
    <meta:document-statistic meta:object-count="5"/>
  </office:meta>
</office:document-meta>
</file>